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11d2c4"/>
    </style:style>
    <style:style style:name="P3" style:family="paragraph" style:parent-style-name="Standard">
      <style:text-properties fo:language="el" fo:country="GR" officeooo:rsid="0011d2c4" officeooo:paragraph-rsid="0011d2c4"/>
    </style:style>
    <style:style style:name="P4" style:family="paragraph" style:parent-style-name="Standard">
      <style:text-properties fo:language="el" fo:country="GR" officeooo:rsid="0012766a" officeooo:paragraph-rsid="0012766a"/>
    </style:style>
    <style:style style:name="T1" style:family="text">
      <style:text-properties officeooo:rsid="0011d2c4"/>
    </style:style>
    <style:style style:name="T2" style:family="text">
      <style:text-properties fo:language="el" fo:country="GR" officeooo:rsid="0011d2c4"/>
    </style:style>
    <style:style style:name="fr1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Η κατανομή Poisson μπορεί να γραφεί σε λογαριθμική κλίμακα ως </text:span></text:p>
      <text:p text:style-name="P1"/>
      <text:p text:style-name="P1"><draw:frame draw:style-name="fr1" draw:name="Object1" text:anchor-type="as-char" svg:y="-0.3118in" svg:width="4.128in" svg:height="0.4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ο λογάριθμος της συνάρτησης πιθανοφάνειας δίνεται ως</text:p>
      <text:p text:style-name="P1"/>
      <text:p text:style-name="P1"><draw:frame draw:style-name="fr2" draw:name="Object2" text:anchor-type="as-char" svg:y="-0.3299in" svg:width="6.148in" svg:height="0.52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και ο εκτιμητής μέγιστης πιθανοφάνειας δίνεται ως</text:p>
      <text:p text:style-name="P1"/>
      <text:p text:style-name="P1"><draw:frame draw:style-name="fr2" draw:name="Object3" text:anchor-type="as-char" svg:y="-0.3272in" svg:width="4.2591in" svg:height="0.530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Από το οποίο προκύπτει ότι ο εκτιμητής μέγιστης πιθανοφάνειας του λ είναι η δειγματική μέση τιμή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7:34:57.607393700</meta:creation-date>
    <dc:date>2018-11-11T18:10:07.620637180</dc:date>
    <meta:editing-duration>PT4M11S</meta:editing-duration>
    <meta:editing-cycles>1</meta:editing-cycles>
    <meta:document-statistic meta:table-count="0" meta:image-count="0" meta:object-count="3" meta:page-count="1" meta:paragraph-count="7" meta:word-count="40" meta:character-count="260" meta:non-whitespace-character-count="223"/>
    <meta:generator>LibreOffice/6.0.6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;</mi>
              <mi>λ</mi>
            </mrow>
          </mrow>
          <mo fence="true" stretchy="false">)</mo>
        </mrow>
        <mo stretchy="false">=</mo>
        <msup>
          <mi>e</mi>
          <mrow>
            <mo stretchy="false">−</mo>
            <mi>λ</mi>
          </mrow>
        </msup>
      </mrow>
      <mfrac>
        <msup>
          <mi>λ</mi>
          <mi>x</mi>
        </msup>
        <mrow>
          <mi>x</mi>
          <mi>!</mi>
        </mrow>
      </mfrac>
      <mo stretchy="false">⇒</mo>
      <mi>ln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;</mi>
                    <mi>λ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row>
            <mo stretchy="false">−</mo>
            <mi>λ</mi>
          </mrow>
          <mo stretchy="false">+</mo>
          <mi>x</mi>
        </mrow>
      </mrow>
      <mi>ln</mi>
      <mrow>
        <mrow>
          <mo fence="true" stretchy="false">(</mo>
          <mrow>
            <mi>λ</mi>
          </mrow>
          <mo fence="true" stretchy="false">)</mo>
        </mrow>
        <mo stretchy="false">−</mo>
        <mi>ln</mi>
      </mrow>
      <mrow>
        <mo fence="true" stretchy="false">(</mo>
        <mrow>
          <mrow>
            <mi>x</mi>
            <mi>!</mi>
          </mrow>
        </mrow>
        <mo fence="true" stretchy="false">)</mo>
      </mrow>
    </mrow>
    <annotation encoding="StarMath 5.0">f( x;λ ) = e^-λ { λ^{x}} over {x!}    drarrow ln( f( x;λ )  ) = -λ + x ln( λ ) -ln( x! )</annotation>
  </semantics>
</math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sub>
                <mi>x</mi>
                <mrow>
                  <mn>1,.</mn>
                  <mn>..</mn>
                </mrow>
              </msub>
              <mi>,</mi>
              <msub>
                <mi>x</mi>
                <mi>n</mi>
              </msub>
              <mi>;</mi>
              <mi>λ</mi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i>f</mi>
        </mrow>
      </mrow>
      <mrow>
        <mo fence="true" stretchy="false">(</mo>
        <mrow>
          <mrow>
            <msub>
              <mi>x</mi>
              <mi>n</mi>
            </msub>
            <mi>;</mi>
            <mi>λ</mi>
          </mrow>
        </mrow>
        <mo fence="true" stretchy="false">)</mo>
      </mrow>
      <mo stretchy="false">⇒</mo>
      <mi>ln</mi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sub>
                      <mi>x</mi>
                      <mrow>
                        <mn>1,.</mn>
                        <mn>..</mn>
                      </mrow>
                    </msub>
                    <mi>,</mi>
                    <msub>
                      <mi>x</mi>
                      <mi>n</mi>
                    </msub>
                    <mi>;</mi>
                    <mi>λ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row>
            <mo stretchy="false">−</mo>
            <mi mathvariant="italic">nλ</mi>
          </mrow>
          <mo stretchy="false">+</mo>
          <mi>ln</mi>
        </mrow>
      </mrow>
      <mrow>
        <mo fence="true" stretchy="false">(</mo>
        <mrow>
          <mi>λ</mi>
        </mrow>
        <mo fence="true" stretchy="false">)</mo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i>ln</mi>
        </mrow>
      </mrow>
      <mrow>
        <mo fence="true" stretchy="false">(</mo>
        <mrow>
          <mrow>
            <msub>
              <mi>x</mi>
              <mi>i</mi>
            </msub>
            <mi>!</mi>
          </mrow>
        </mrow>
        <mo fence="true" stretchy="false">)</mo>
      </mrow>
    </mrow>
    <annotation encoding="StarMath 5.0">L( x_1,...,x_n;λ) = prod from{i=1} to{n} f( x_n;λ )  drarrow ln( L( x_1,...,x_n;λ) )=-nλ +ln( λ ) sum from{i=1} to{n} x_i -sum from { i=1} to {n} ln(x_i !) 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ln</mi>
            <mrow>
              <mo fence="true" stretchy="false">(</mo>
              <mrow>
                <mrow>
                  <mi>L</mi>
                  <mrow>
                    <mo fence="true" stretchy="false">(</mo>
                    <mrow>
                      <mrow>
                        <msub>
                          <mi>x</mi>
                          <mrow>
                            <mn>1,.</mn>
                            <mn>..</mn>
                          </mrow>
                        </msub>
                        <mi>,</mi>
                        <msub>
                          <mi>x</mi>
                          <mi>n</mi>
                        </msub>
                        <mi>;</mi>
                        <mi>λ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λ</mi>
          </mrow>
        </mfrac>
        <mo stretchy="false">=</mo>
        <mn>0</mn>
      </mrow>
      <mrow>
        <mo stretchy="false">⇒</mo>
        <mo stretchy="false">−</mo>
        <mi>n</mi>
        <mo stretchy="false">+</mo>
        <mfrac>
          <mn>1</mn>
          <mover accent="true">
            <mi>λ</mi>
            <mo stretchy="false">^</mo>
          </mover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=</mo>
        <mn>0</mn>
      </mrow>
      <mo stretchy="false">⇒</mo>
      <mrow>
        <mover accent="true">
          <mi>λ</mi>
          <mo stretchy="false">^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{partial ln( L( x_1,...,x_n;λ) ) } over {partial λ} =0  drarrow -n+{ 1 over  {hat λ}  } sum from{i=1} to{n} x_i =0 drarrow hat λ =  1 over {n} sum from{i=1} to{n} x_i </annotation>
  </semantics>
</math>
</file>